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A/cm2</text:p>
          </table:table-cell>
          <table:table-cell table:style-name="Default" office:value-type="string" calcext:value-type="string">
            <text:p>mA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]*[.C2]" office:value-type="float" office:value="0.030546" calcext:value-type="float">
            <text:p>3.05E-02</text:p>
          </table:table-cell>
          <table:table-cell table:formula="of:=15.273/100" office:value-type="float" office:value="0.15273" calcext:value-type="float">
            <text:p>0.1527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]*[.C3]" office:value-type="float" office:value="0.061092" calcext:value-type="float">
            <text:p>6.11E-02</text:p>
          </table:table-cell>
          <table:table-cell table:formula="of:=15.273/100" office:value-type="float" office:value="0.15273" calcext:value-type="float">
            <text:p>0.1527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A4]*[.C4]" office:value-type="float" office:value="0.336006" calcext:value-type="float">
            <text:p>3.36E-01</text:p>
          </table:table-cell>
          <table:table-cell table:formula="of:=15.273/100" office:value-type="float" office:value="0.15273" calcext:value-type="float">
            <text:p>0.1527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A5]*[.C5]" office:value-type="float" office:value="0.672012" calcext:value-type="float">
            <text:p>6.72E-01</text:p>
          </table:table-cell>
          <table:table-cell table:formula="of:=15.273/100" office:value-type="float" office:value="0.15273" calcext:value-type="float">
            <text:p>0.152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6]*[.C6]" office:value-type="float" office:value="3.36006" calcext:value-type="float">
            <text:p>3.36E+00</text:p>
          </table:table-cell>
          <table:table-cell table:formula="of:=15.273/100" office:value-type="float" office:value="0.15273" calcext:value-type="float">
            <text:p>0.15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]*[.C7]" office:value-type="float" office:value="6.72012" calcext:value-type="float">
            <text:p>6.72E+00</text:p>
          </table:table-cell>
          <table:table-cell table:formula="of:=15.273/100" office:value-type="float" office:value="0.15273" calcext:value-type="float">
            <text:p>0.1527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8]*[.C8]" office:value-type="float" office:value="47.04084" calcext:value-type="float">
            <text:p>4.70E+01</text:p>
          </table:table-cell>
          <table:table-cell table:formula="of:=15.273/100" office:value-type="float" office:value="0.15273" calcext:value-type="float">
            <text:p>0.152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9]*[.C9]" office:value-type="float" office:value="67.2012" calcext:value-type="float">
            <text:p>6.72E+01</text:p>
          </table:table-cell>
          <table:table-cell table:formula="of:=15.273/100" office:value-type="float" office:value="0.15273" calcext:value-type="float">
            <text:p>0.15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5:14:07.700851218</meta:creation-date>
    <dc:date>2022-03-21T15:43:04.536982000</dc:date>
    <meta:editing-duration>PT28M58S</meta:editing-duration>
    <meta:editing-cycles>1</meta:editing-cycles>
    <meta:document-statistic meta:table-count="1" meta:cell-count="27" meta:object-count="0"/>
    <meta:generator>LibreOffice/7.0.4.2$Linux_X86_64 LibreOffice_project/00$Build-2</meta:generator>
  </office:meta>
</office:document-meta>
</file>